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8.61643584829047" calcext:value-type="float">
            <text:p>9</text:p>
          </table:table-cell>
          <table:table-cell table:style-name="ce1" table:formula="of:=RAND()*10" office:value-type="float" office:value="4.78087261212509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9.78059553555886" calcext:value-type="float">
            <text:p>10</text:p>
          </table:table-cell>
          <table:table-cell table:style-name="ce1" table:formula="of:=RAND()*10" office:value-type="float" office:value="9.33492129213553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3.55670334717938" calcext:value-type="float">
            <text:p>4</text:p>
          </table:table-cell>
          <table:table-cell table:style-name="ce1" table:formula="of:=RAND()*10" office:value-type="float" office:value="7.04411762328864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0.920955927256242" calcext:value-type="float">
            <text:p>1</text:p>
          </table:table-cell>
          <table:table-cell table:style-name="ce1" table:formula="of:=RAND()*10" office:value-type="float" office:value="8.0548468015432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0.704882271322552" calcext:value-type="float">
            <text:p>1</text:p>
          </table:table-cell>
          <table:table-cell table:style-name="ce1" table:formula="of:=RAND()*10" office:value-type="float" office:value="4.07396438420322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2.89639795442537" calcext:value-type="float">
            <text:p>3</text:p>
          </table:table-cell>
          <table:table-cell table:style-name="ce1" table:formula="of:=RAND()*10" office:value-type="float" office:value="8.04512069686122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4.37608522162599" calcext:value-type="float">
            <text:p>4</text:p>
          </table:table-cell>
          <table:table-cell table:style-name="ce1" table:formula="of:=RAND()*10" office:value-type="float" office:value="5.98875992946804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8.37992102614299" calcext:value-type="float">
            <text:p>8</text:p>
          </table:table-cell>
          <table:table-cell table:style-name="ce1" table:formula="of:=RAND()*10" office:value-type="float" office:value="8.09054334249406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0.894913201926642" calcext:value-type="float">
            <text:p>1</text:p>
          </table:table-cell>
          <table:table-cell table:style-name="ce1" table:formula="of:=RAND()*10" office:value-type="float" office:value="8.54398776546816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9.23006874977331" calcext:value-type="float">
            <text:p>9</text:p>
          </table:table-cell>
          <table:table-cell table:style-name="ce1" table:formula="of:=RAND()*10" office:value-type="float" office:value="9.61532432903989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4.23434908946994" calcext:value-type="float">
            <text:p>4</text:p>
          </table:table-cell>
          <table:table-cell table:style-name="ce1" table:formula="of:=RAND()*10" office:value-type="float" office:value="3.31224850665765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0.166655598053579" calcext:value-type="float">
            <text:p>0</text:p>
          </table:table-cell>
          <table:table-cell table:style-name="ce1" table:formula="of:=RAND()*10" office:value-type="float" office:value="3.94565505354231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1.20344511603677" calcext:value-type="float">
            <text:p>1</text:p>
          </table:table-cell>
          <table:table-cell table:style-name="ce1" table:formula="of:=RAND()*10" office:value-type="float" office:value="5.67462013237668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5.51246563681235" calcext:value-type="float">
            <text:p>6</text:p>
          </table:table-cell>
          <table:table-cell table:style-name="ce1" table:formula="of:=RAND()*10" office:value-type="float" office:value="7.6048566449186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0.870729261067655" calcext:value-type="float">
            <text:p>1</text:p>
          </table:table-cell>
          <table:table-cell table:style-name="ce1" table:formula="of:=RAND()*10" office:value-type="float" office:value="3.39175816168811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0.286609191998221" calcext:value-type="float">
            <text:p>0</text:p>
          </table:table-cell>
          <table:table-cell table:style-name="ce1" table:formula="of:=RAND()*10" office:value-type="float" office:value="3.2933981231943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9.77115694847231" calcext:value-type="float">
            <text:p>10</text:p>
          </table:table-cell>
          <table:table-cell table:style-name="ce1" table:formula="of:=RAND()*10" office:value-type="float" office:value="8.96193989137186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4.96467870377677" calcext:value-type="float">
            <text:p>5</text:p>
          </table:table-cell>
          <table:table-cell table:style-name="ce1" table:formula="of:=RAND()*10" office:value-type="float" office:value="1.76108971090535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7.06680282428376" calcext:value-type="float">
            <text:p>7</text:p>
          </table:table-cell>
          <table:table-cell table:style-name="ce1" table:formula="of:=RAND()*10" office:value-type="float" office:value="1.0479186991779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8.22604188474516" calcext:value-type="float">
            <text:p>8</text:p>
          </table:table-cell>
          <table:table-cell table:style-name="ce1" table:formula="of:=RAND()*10" office:value-type="float" office:value="5.42458254175149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3.34455193225334" calcext:value-type="float">
            <text:p>3</text:p>
          </table:table-cell>
          <table:table-cell table:style-name="ce1" table:formula="of:=RAND()*10" office:value-type="float" office:value="8.81831224844105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1.20477752805652" calcext:value-type="float">
            <text:p>1</text:p>
          </table:table-cell>
          <table:table-cell table:style-name="ce1" table:formula="of:=RAND()*10" office:value-type="float" office:value="0.907184031917383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9.28821242498158" calcext:value-type="float">
            <text:p>9</text:p>
          </table:table-cell>
          <table:table-cell table:style-name="ce1" table:formula="of:=RAND()*10" office:value-type="float" office:value="4.78492138199773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7.66140361327674" calcext:value-type="float">
            <text:p>8</text:p>
          </table:table-cell>
          <table:table-cell table:style-name="ce1" table:formula="of:=RAND()*10" office:value-type="float" office:value="5.06892706775403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2.74234626145964" calcext:value-type="float">
            <text:p>3</text:p>
          </table:table-cell>
          <table:table-cell table:style-name="ce1" table:formula="of:=RAND()*10" office:value-type="float" office:value="4.48285854493633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7.7905795320033" calcext:value-type="float">
            <text:p>8</text:p>
          </table:table-cell>
          <table:table-cell table:style-name="ce1" table:formula="of:=RAND()*10" office:value-type="float" office:value="5.59188879630534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2.62481603403702" calcext:value-type="float">
            <text:p>3</text:p>
          </table:table-cell>
          <table:table-cell table:style-name="ce1" table:formula="of:=RAND()*10" office:value-type="float" office:value="2.46766835781097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1.11284075320384" calcext:value-type="float">
            <text:p>1</text:p>
          </table:table-cell>
          <table:table-cell table:style-name="ce1" table:formula="of:=RAND()*10" office:value-type="float" office:value="6.37853223832902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3.90079380466736" calcext:value-type="float">
            <text:p>4</text:p>
          </table:table-cell>
          <table:table-cell table:style-name="ce1" table:formula="of:=RAND()*10" office:value-type="float" office:value="3.51656292089292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9.40901182036007" calcext:value-type="float">
            <text:p>9</text:p>
          </table:table-cell>
          <table:table-cell table:style-name="ce1" table:formula="of:=RAND()*10" office:value-type="float" office:value="8.31801165092047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1.26236907186545" calcext:value-type="float">
            <text:p>1</text:p>
          </table:table-cell>
          <table:table-cell table:style-name="ce1" table:formula="of:=RAND()*10" office:value-type="float" office:value="8.4857602131777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RAND()*10" office:value-type="float" office:value="1.5362711535197" calcext:value-type="float">
            <text:p>2</text:p>
          </table:table-cell>
          <table:table-cell table:style-name="ce1" table:formula="of:=RAND()*10" office:value-type="float" office:value="4.42196839732667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8:25:53.119718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6:36:29.433921559</meta:creation-date>
    <dc:date>2016-04-02T18:26:14.998833047</dc:date>
    <meta:editing-duration>PT7M17S</meta:editing-duration>
    <meta:editing-cycles>5</meta:editing-cycles>
    <meta:generator>LibreOffice/5.1.1.3$Linux_X86_64 LibreOffice_project/10m0$Build-3</meta:generator>
    <meta:document-statistic meta:table-count="1" meta:cell-count="192" meta:object-count="0"/>
  </office:meta>
</office:document-meta>
</file>